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1dff8"/>
    </style:style>
    <style:style style:name="P2" style:family="paragraph" style:parent-style-name="Standard">
      <style:paragraph-properties fo:text-align="start" style:justify-single-word="false"/>
      <style:text-properties style:font-name="Times New Roman" fo:font-size="18pt" fo:font-weight="normal" officeooo:rsid="0030b3c2" officeooo:paragraph-rsid="0001dff8"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Times New Roman" officeooo:paragraph-rsid="0001dff8"/>
    </style:style>
    <style:style style:name="T1" style:family="text">
      <style:text-properties fo:font-size="18pt" fo:font-weight="normal" officeooo:rsid="0030b3c2" style:font-size-asian="15.75pt" style:font-weight-asian="normal" style:font-size-complex="18pt" style:font-weight-complex="normal"/>
    </style:style>
    <style:style style:name="T2" style:family="text">
      <style:text-properties fo:font-size="18pt" fo:language="en" fo:country="US" fo:font-weight="normal" officeooo:rsid="0030cf93" style:font-size-asian="15.75pt" style:font-weight-asian="normal" style:font-size-complex="18pt" style:font-weight-complex="normal"/>
    </style:style>
    <style:style style:name="T3" style:family="text">
      <style:text-properties fo:font-size="22pt" fo:language="en" fo:country="US" fo:font-weight="bold" officeooo:rsid="0030cf93" style:font-size-asian="22pt" style:font-weight-asian="bold" style:font-size-complex="22pt" style:font-weight-complex="bold"/>
    </style:style>
    <style:style style:name="T4" style:family="text">
      <style:text-properties style:font-name="Times New Roman" fo:font-size="18pt" fo:language="en" fo:country="US" fo:font-weight="normal" officeooo:rsid="0030cf93" style:font-size-asian="15.75pt" style:font-weight-asian="normal" style:font-size-complex="18pt" style:font-weight-complex="normal"/>
    </style:style>
    <style:style style:name="T5" style:family="text">
      <style:text-properties style:font-name="Times New Roman" fo:font-size="18pt" fo:font-weight="normal" officeooo:rsid="0030b3c2" style:font-size-asian="15.75pt" style:font-weight-asian="normal" style:font-size-complex="18pt" style:font-weight-complex="normal"/>
    </style:style>
    <style:style style:name="T6" style:family="text">
      <style:text-properties style:font-name="Times New Roman" fo:font-size="22pt" fo:language="en" fo:country="US" fo:font-weight="bold" officeooo:rsid="0030cf93" style:font-size-asian="22pt" style:font-weight-asian="bold" style:font-size-complex="2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 text:c="38"/></text:span><text:span text:style-name="T4"><text:s/></text:span><text:span text:style-name="T6">Summary</text:span><text:span text:style-name="T5"><text:line-break/><text:line-break/>The application is from the field of informatics and is created for household needs, the user has the opportunity to preserve his tasks and commitments he has to perform for a certain time.</text:span></text:p>
      <text:p text:style-name="P2">For these tasks, he / she can write a name, essence of the task with details of it, as well as start and end date and time. In this way he does not need to remember his assignments and tasks because they will be recorded in a program where he can add new ones, update them, view them, and delete the assignments he desires. I was consulted by my scientific manager on the architecture of the program and how it was structured,</text:p>
      <text:p text:style-name="P3"><text:span text:style-name="T1">but the code itself and the realization of my idea I made it my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28T19:23:47.516000000</dc:date>
    <meta:editing-duration>PT36S</meta:editing-duration>
    <meta:editing-cycles>1</meta:editing-cycles>
    <meta:document-statistic meta:table-count="0" meta:image-count="0" meta:object-count="0" meta:page-count="1" meta:paragraph-count="3" meta:word-count="130" meta:character-count="731" meta:non-whitespace-character-count="564"/>
  </office:meta>
</office:document-meta>
</file>